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master-page-name="Standard">
      <style:paragraph-properties fo:margin-top="0.494cm" fo:margin-bottom="0.494cm" style:contextual-spacing="false" fo:line-height="100%" style:page-number="auto"/>
    </style:style>
    <style:style style:name="P2" style:family="paragraph" style:parent-style-name="Standard">
      <style:paragraph-properties fo:margin-top="0cm" fo:margin-bottom="0cm" style:contextual-spacing="false" fo:line-height="100%"/>
    </style:style>
    <style:style style:name="P3"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4" style:family="paragraph" style:parent-style-name="Standard">
      <style:paragraph-properties fo:margin-top="0cm" fo:margin-bottom="0cm" style:contextual-spacing="false" fo:line-height="100%"/>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P5" style:family="paragraph" style:parent-style-name="Standard">
      <style:paragraph-properties fo:margin-top="0cm" fo:margin-bottom="0cm" style:contextual-spacing="false" fo:line-height="100%" fo:background-color="#f8f8f8" fo:padding-left="0.282cm" fo:padding-right="0.282cm" fo:padding-top="0.176cm" fo:padding-bottom="0.176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6" style:family="paragraph" style:parent-style-name="Standard">
      <style:paragraph-properties fo:margin-top="0cm" fo:margin-bottom="0cm" style:contextual-spacing="false" fo:line-height="100%" fo:background-color="#f8f8f8" fo:padding-left="0.282cm" fo:padding-right="0.282cm" fo:padding-top="0.176cm" fo:padding-bottom="0.176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style:font-name="Courier New" fo:language="en" fo:country="US" style:font-name-asian="Times New Roman1" style:language-asian="es" style:country-asian="ES" style:font-name-complex="Courier New1"/>
    </style:style>
    <style:style style:name="P7" style:family="paragraph" style:parent-style-name="Standard" style:list-style-name="">
      <style:paragraph-properties fo:margin-top="0cm" fo:margin-bottom="0.397cm" style:contextual-spacing="false" style:line-height-at-least="0.508cm" fo:background-color="#ffffff">
        <style:background-image/>
      </style:paragraph-properties>
    </style:style>
    <style:style style:name="P8" style:family="paragraph" style:parent-style-name="Standard" style:list-style-name="">
      <style:paragraph-properties fo:margin-top="0cm" fo:margin-bottom="0.397cm" style:contextual-spacing="false" style:line-height-at-least="0.508cm"/>
    </style:style>
    <style:style style:name="T1" style:family="text">
      <style:text-properties style:font-name="Times New Roman" fo:font-size="13.5pt" fo:language="en" fo:country="US" fo:font-weight="bold" style:font-name-asian="Times New Roman1" style:font-size-asian="13.5pt" style:language-asian="es" style:country-asian="ES" style:font-weight-asian="bold" style:font-name-complex="Times New Roman1" style:font-size-complex="13.5pt" style:font-weight-complex="bold"/>
    </style:style>
    <style:style style:name="T2" style:family="text">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T3" style:family="text">
      <style:text-properties style:font-name="Times New Roman" fo:font-size="12pt" fo:language="en" fo:country="US" fo:font-style="italic" style:font-name-asian="Times New Roman1" style:font-size-asian="12pt" style:language-asian="es" style:country-asian="ES" style:font-style-asian="italic" style:font-name-complex="Times New Roman1" style:font-size-complex="12pt" style:font-style-complex="italic"/>
    </style:style>
    <style:style style:name="T4" style:family="text">
      <style:text-properties fo:color="#222222" style:font-name="Verdana" fo:font-size="12pt" fo:language="en" fo:country="US" fo:background-color="#ffffff" loext:char-shading-value="0" style:font-name-asian="Times New Roman1" style:font-size-asian="12pt" style:language-asian="es" style:country-asian="ES" style:font-name-complex="Times New Roman1" style:font-size-complex="12pt"/>
    </style:style>
    <style:style style:name="T5" style:family="text">
      <style:text-properties fo:color="#222222" style:font-name="Verdana" fo:font-size="12pt" fo:language="en" fo:country="US" style:font-name-asian="Times New Roman1" style:font-size-asian="12pt" style:language-asian="es" style:country-asian="ES" style:font-name-complex="Times New Roman1" style:font-size-complex="12pt"/>
    </style:style>
    <style:style style:name="T6" style:family="text">
      <style:text-properties fo:color="#222222" style:font-name="Courier New" style:font-name-asian="Times New Roman1" style:language-asian="es" style:country-asian="ES" style:font-name-complex="Courier New1"/>
    </style:style>
    <style:style style:name="T7" style:family="text">
      <style:text-properties fo:color="#646464" style:font-name="Verdana" fo:font-size="14.5pt" fo:language="en" fo:country="US" style:font-name-asian="Times New Roman1" style:font-size-asian="14.5pt" style:language-asian="es" style:country-asian="ES" style:font-name-complex="Times New Roman1" style:font-size-complex="14.5pt"/>
    </style:style>
    <style:style style:name="T8" style:family="text">
      <style:text-properties fo:color="#646464" style:font-name="Times New Roman" fo:font-size="14.5pt" fo:language="en" fo:country="US" style:font-name-asian="Times New Roman1" style:font-size-asian="14.5pt" style:language-asian="es" style:country-asian="ES" style:font-name-complex="Times New Roman1" style:font-size-complex="14.5pt"/>
    </style:style>
    <style:style style:name="T9" style:family="text">
      <style:text-properties fo:color="#3c3c3c" style:font-name="Times New Roman" fo:font-size="12pt" fo:language="en" fo:country="US" style:font-name-asian="Times New Roman1" style:font-size-asian="12pt" style:language-asian="es" style:country-asian="ES" style:font-name-complex="Times New Roman1" style:font-size-complex="12pt"/>
    </style:style>
    <style:style style:name="T10" style:family="text">
      <style:text-properties fo:color="#3c3c3c" style:font-name="Verdana" fo:font-size="12pt" fo:language="en" fo:country="US" style:font-name-asian="Times New Roman1" style:font-size-asian="12pt" style:language-asian="es" style:country-asian="ES" style:font-name-complex="Times New Roman1" style:font-size-complex="12pt"/>
    </style:style>
    <style:style style:name="T11" style:family="text">
      <style:text-properties style:font-name="Courier New" fo:language="en" fo:country="US" style:font-name-asian="Times New Roman1" style:language-asian="es" style:country-asian="ES"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span text:style-name="T1">MongoDB course note 2 </text:span></text:h>
      <text:p text:style-name="P2"><text:span text:style-name="T4">What does the following fragment of JavaScript output?</text:span><text:span text:style-name="T2"><text:line-break/></text:span></text:p>
      <text:p text:style-name="P5"><text:span text:style-name="T6">x = { "a" : 1 };</text:span></text:p>
      <text:p text:style-name="P5"><text:span text:style-name="T6">y = "a";</text:span></text:p>
      <text:p text:style-name="P5"><text:span text:style-name="T6">x[y]++;</text:span></text:p>
      <text:p text:style-name="P5"><text:span text:style-name="T6">print(x.a);</text:span></text:p>
      <text:p text:style-name="P3"/>
      <text:p text:style-name="P2"><text:span text:style-name="T2">2</text:span></text:p>
      <text:p text:style-name="P4"/>
      <text:p text:style-name="P4"/>
      <text:h text:style-name="P7" text:outline-level="2"><text:span text:style-name="T7">BSON Introduced</text:span></text:h>
      <text:p text:style-name="P2"><text:span text:style-name="T2">Which of the following are types available in BSON?</text:span></text:p>
      <text:p text:style-name="P2"><text:span text:style-name="T9">StringsFloating-point numbersArraysObjectsTimestamps<text:line-break/><text:line-break/></text:span></text:p>
      <text:h text:style-name="P8" text:outline-level="2"><text:span text:style-name="T7">Mongo shell, inserting docs</text:span></text:h>
      <text:p text:style-name="P2"><text:span text:style-name="T2">Insert a document into the "fruit" collection with the attributes of "name" being "apple", "color" being "red", and "shape" being round. Assume that we have already issued the use command to get into the right database. Use the "insert" method.</text:span></text:p>
      <text:p text:style-name="P2"><text:span text:style-name="T5">db.fruit.insert({name: "apple", color:"red", shape:"round"})<text:line-break/><text:line-break/></text:span></text:p>
      <text:h text:style-name="P8" text:outline-level="2"><text:span text:style-name="T7">Mongo shell, introdution to findOne</text:span></text:h>
      <text:p text:style-name="P2"><text:span text:style-name="T2">Use </text:span><text:span text:style-name="T3">findOne</text:span><text:span text:style-name="T2"> on the collection </text:span><text:span text:style-name="T3">users</text:span><text:span text:style-name="T2"> to find one document where the key </text:span><text:span text:style-name="T3">username</text:span><text:span text:style-name="T2">is "dwight", and retrieve only the key named </text:span><text:span text:style-name="T3">email</text:span><text:span text:style-name="T2">.</text:span></text:p>
      <text:p text:style-name="P2"><text:span text:style-name="T5">db.users.findOne({username:"dwight"}, {email: true, _id:false})<text:line-break/><text:line-break/></text:span></text:p>
      <text:h text:style-name="P8" text:outline-level="2"><text:span text:style-name="T7">Mongo shell, querying using field selection</text:span></text:h>
      <text:p text:style-name="P2"><text:span text:style-name="T2">Supposing a </text:span><text:span text:style-name="T3">scores</text:span><text:span text:style-name="T2"> collection similar to the one presented, how would you find all documents with an essay score equal to 50 and only retrieve the </text:span><text:span text:style-name="T3">student</text:span><text:span text:style-name="T2"> field?</text:span></text:p>
      <text:p text:style-name="P2"><text:span text:style-name="T5">db.scores.find({type:"essay", score: 50}, {_id:false, student:true})<text:line-break/><text:line-break/></text:span></text:p>
      <text:h text:style-name="P8" text:outline-level="2"><text:span text:style-name="T7">Querying using $gt and $lt</text:span></text:h>
      <text:p text:style-name="P2"><text:span text:style-name="T2">Which of these finds documents with a score between 50 and 60, inclusive?</text:span></text:p>
      <text:p text:style-name="P2"><text:span text:style-name="T9">db.scores.find({ score : { $gte : 50 , $lte : 60 } } );<text:line-break/><text:line-break/></text:span></text:p>
      <text:h text:style-name="P8" text:outline-level="2"><text:span text:style-name="T7">Inequalities on strings</text:span></text:h>
      <text:p text:style-name="P2"><text:soft-page-break/><text:span text:style-name="T2">Which of the following will find all users with </text:span><text:span text:style-name="T3">name</text:span><text:span text:style-name="T2"> between "F" and "Q"?</text:span></text:p>
      <text:p text:style-name="P2"><text:span text:style-name="T9">db.users.find( { name : { $lte : "Q" , $gte : "F" } } );db.users.find( { name : { $gte : "F" , $lte : "Q" } } );<text:line-break/><text:line-break/></text:span></text:p>
      <text:h text:style-name="P8" text:outline-level="2"><text:span text:style-name="T7">Using regexes, $exists, $type</text:span></text:h>
      <text:p text:style-name="P2"><text:span text:style-name="T2">Write a query that retrieves documents from a </text:span><text:span text:style-name="T3">users</text:span><text:span text:style-name="T2"> collection where the </text:span><text:span text:style-name="T3">name</text:span><text:span text:style-name="T2">has a "q" in it, and the document has an </text:span><text:span text:style-name="T3">email</text:span><text:span text:style-name="T2"> field.</text:span></text:p>
      <text:p text:style-name="P2"><text:span text:style-name="T5">db.users.find({name: {$regex: "q"}, email: {$exists: true}})<text:line-break/><text:line-break/></text:span></text:p>
      <text:h text:style-name="P8" text:outline-level="2"><text:span text:style-name="T7">Using $or</text:span></text:h>
      <text:p text:style-name="P2"><text:span text:style-name="T2">How would you find all documents in the </text:span><text:span text:style-name="T3">scores</text:span><text:span text:style-name="T2"> collection where the </text:span><text:span text:style-name="T3">score</text:span><text:span text:style-name="T2"> is less than 50 or greater than 90?</text:span></text:p>
      <text:p text:style-name="P2"><text:span text:style-name="T5">db.scores.find({ $or: [ {score: {$lt: 50}}, {score:{$gt: 90}} ]})<text:line-break/><text:line-break/></text:span></text:p>
      <text:h text:style-name="P8" text:outline-level="2"><text:span text:style-name="T7">Using $and</text:span></text:h>
      <text:p text:style-name="P2"><text:span text:style-name="T2">What will the following query do?</text:span></text:p>
      <text:p text:style-name="P5"><text:span text:style-name="T11">db.scores.find( { score : { $gt : 50 }, score : { $lt : 60 } } );</text:span></text:p>
      <text:p text:style-name="P2"><text:span text:style-name="T10">Find all documents with score less than 60 (the first query was ignored by js)<text:line-break/><text:line-break/></text:span></text:p>
      <text:h text:style-name="P8" text:outline-level="2"><text:span text:style-name="T8">Querying inside arrays</text:span></text:h>
      <text:p text:style-name="P2"><text:span text:style-name="T2">Which of the following documents would be returned by this query?</text:span></text:p>
      <text:p text:style-name="P5"><text:span text:style-name="T11">db.products.find( { tags : "shiny" } );</text:span></text:p>
      <text:p text:style-name="P2"><text:span text:style-name="T9">{ _id : 42 , name : "Whizzy Wiz-o-matic", tags : [ "awesome", "shiny" , "green" ] }{ _id : 1040 , name : "Snappy Snap-o-lux", tags : "shiny" }<text:line-break/><text:line-break/></text:span></text:p>
      <text:h text:style-name="P8" text:outline-level="2"><text:span text:style-name="T8">Using $in and $all</text:span></text:h>
      <text:p text:style-name="P2"><text:span text:style-name="T2">Which of the following documents matches this query?</text:span></text:p>
      <text:p text:style-name="P5"><text:span text:style-name="T11">db.users.find( { friends : { $all : [ "Joe" , "Bob" ] }, favorites : { $in : [ "running" , "pickles" ] } } )</text:span></text:p>
      <text:p text:style-name="P2"><text:span text:style-name="T9">{ name : "Cliff" , friends : [ "Pete" , "Joe" , "Tom" , "Bob" ] , favorites : [ "pickles", "cycling" ] }<text:line-break/><text:line-break/></text:span></text:p>
      <text:h text:style-name="P8" text:outline-level="2"><text:span text:style-name="T7">Queries with dot notation</text:span></text:h>
      <text:p text:style-name="P2"><text:soft-page-break/><text:span text:style-name="T2">Suppose a simple e-commerce product catalog called </text:span><text:span text:style-name="T3">catalog</text:span><text:span text:style-name="T2"> with documents that look like this:</text:span></text:p>
      <text:p text:style-name="P5"><text:span text:style-name="T11">{ product : "Super Duper-o-phonic", </text:span></text:p>
      <text:p text:style-name="P5"><text:span text:style-name="T11"><text:s text:c="2"/>price : 100000000000,</text:span></text:p>
      <text:p text:style-name="P5"><text:span text:style-name="T11"><text:s text:c="2"/>reviews : [ { user : "fred", comment : "Great!" , rating : 5 },</text:span></text:p>
      <text:p text:style-name="P5"><text:span text:style-name="T11"><text:s text:c="14"/>{ user : "tom" , comment : "I agree with Fred, somewhat!" , rating : 4 } ],</text:span></text:p>
      <text:p text:style-name="P5"><text:span text:style-name="T11"><text:s text:c="2"/>... }</text:span></text:p>
      <text:p text:style-name="P2"><text:span text:style-name="T2">Write a query that finds all products that cost more than 10,000 and that have a rating of 5 or better.</text:span></text:p>
      <text:p text:style-name="P2"><text:span text:style-name="T5">db.catalog.find({"price": {$gt: 10000}, "reviews.rating": {$gte: 5}})<text:line-break/><text:line-break/></text:span></text:p>
      <text:h text:style-name="P8" text:outline-level="2"><text:span text:style-name="T7">Querying, cursors</text:span></text:h>
      <text:p text:style-name="P2"><text:span text:style-name="T2">Recall the documents in the scores collection:</text:span></text:p>
      <text:p text:style-name="P5"><text:span text:style-name="T11">{</text:span></text:p>
      <text:p text:style-name="P5"><text:span text:style-name="T11"><text:s/>"_id" : ObjectId("50844162cb4cf4564b4694f8"),</text:span></text:p>
      <text:p text:style-name="P5"><text:span text:style-name="T11"><text:s/>"student" : 0,</text:span></text:p>
      <text:p text:style-name="P5"><text:span text:style-name="T11"><text:s/>"type" : "exam",</text:span></text:p>
      <text:p text:style-name="P5"><text:span text:style-name="T11"><text:s/>"score" : 75</text:span></text:p>
      <text:p text:style-name="P5"><text:span text:style-name="T11">}</text:span></text:p>
      <text:p text:style-name="P2"><text:span text:style-name="T2">Write a query that retrieves exam documents, sorted by score in descending order, skipping the first 50 and showing only the next 20.</text:span></text:p>
      <text:p text:style-name="P2"><text:span text:style-name="T5">db.scores.find({type: "exam"}).sort({score: -1}).skip(50).limit(20);<text:line-break/><text:line-break/></text:span></text:p>
      <text:h text:style-name="P8" text:outline-level="2"><text:span text:style-name="T7">Counting results</text:span></text:h>
      <text:p text:style-name="P2"><text:span text:style-name="T2">How would you count the documents in the </text:span><text:span text:style-name="T3">scores</text:span><text:span text:style-name="T2"> collection where the type was "essay" and the score was greater than 90?</text:span></text:p>
      <text:p text:style-name="P2"><text:span text:style-name="T5">db.scores.count({type:"essay", score:{$gt: 90}})<text:line-break/><text:line-break/></text:span></text:p>
      <text:h text:style-name="P8" text:outline-level="2"><text:span text:style-name="T7">Wholesale Updating of a Document</text:span></text:h>
      <text:p text:style-name="P2"><text:span text:style-name="T2">Let's say you had a collection with the following document in it:</text:span></text:p>
      <text:p text:style-name="P5"><text:span text:style-name="T11">{ "_id" : "Texas", "population" : 2500000, "land_locked" : 1 }</text:span></text:p>
      <text:p text:style-name="P2"><text:span text:style-name="T2">and you issued the query:</text:span></text:p>
      <text:p text:style-name="P5"><text:span text:style-name="T11">db.foo.update({_id:"Texas"},{population:30000000})</text:span></text:p>
      <text:p text:style-name="P2"><text:span text:style-name="T2">What would be the state of the collection after the update?</text:span></text:p>
      <text:p text:style-name="P2"><text:span text:style-name="T9">{ "_id" : "Texas", "population" : 30000000 }<text:line-break/><text:line-break/></text:span></text:p>
      <text:h text:style-name="P8" text:outline-level="2"><text:span text:style-name="T7">Using the $set command</text:span></text:h>
      <text:p text:style-name="P2"><text:span text:style-name="T2">Given the document</text:span></text:p>
      <text:p text:style-name="P5"><text:soft-page-break/><text:span text:style-name="T11">{'username':'splunker', 'country':'US', 'phone':'718-343-3433'}</text:span></text:p>
      <text:p text:style-name="P2"><text:span text:style-name="T2">in the collection </text:span><text:span text:style-name="T3">users</text:span><text:span text:style-name="T2">, write the shell command for updating the country to 'RU' for only this user.</text:span></text:p>
      <text:p text:style-name="P2"><text:span text:style-name="T5">db.users.update({username: "splunker"}, {$set: {country: "RU"}} )<text:line-break/><text:line-break/></text:span></text:p>
      <text:h text:style-name="P8" text:outline-level="2"><text:span text:style-name="T7">Using the $unset command</text:span></text:h>
      <text:p text:style-name="P2"><text:span text:style-name="T2">Write an update query that will unset the </text:span><text:span text:style-name="T3">interests</text:span><text:span text:style-name="T2"> key in the following document in the collection </text:span><text:span text:style-name="T3">users</text:span><text:span text:style-name="T2">. The primary key is </text:span><text:span text:style-name="T3">username</text:span><text:span text:style-name="T2">.</text:span></text:p>
      <text:p text:style-name="P5"><text:span text:style-name="T11">{'username':'jimmy', favorite_color:'blue', interests:['debating', 'politics']}</text:span></text:p>
      <text:p text:style-name="P2"><text:span text:style-name="T10">db.users.update({username: "jimmy"}, {$unset: {interests: 1}})<text:line-break/><text:line-break/></text:span></text:p>
      <text:h text:style-name="P8" text:outline-level="2"><text:span text:style-name="T7">Using $push, $pop, $pull, $pushAll, $pullAll, $addToSet</text:span></text:h>
      <text:p text:style-name="P2"><text:span text:style-name="T2">Suppose you have the following document in your </text:span><text:span text:style-name="T3">friends</text:span><text:span text:style-name="T2"> collection:</text:span></text:p>
      <text:p text:style-name="P5"><text:span text:style-name="T11">{ _id : "Mike", interests : [ "chess", "botany" ] }</text:span></text:p>
      <text:p text:style-name="P2"><text:span text:style-name="T2">What will the result of the following updates be?</text:span></text:p>
      <text:p text:style-name="P5"><text:span text:style-name="T11">db.friends.update( { _id : "Mike" }, { $push : { interests : "skydiving" } } );</text:span></text:p>
      <text:p text:style-name="P5"><text:span text:style-name="T11">db.friends.update( { _id : "Mike" }, { $pop : { interests : -1 } } );</text:span></text:p>
      <text:p text:style-name="P5"><text:span text:style-name="T11">db.friends.update( { _id : "Mike" }, { $addToSet : { interests : "skydiving" } } );</text:span></text:p>
      <text:p text:style-name="P5"><text:span text:style-name="T11">db.friends.update( { _id : "Mike" }, { $pushAll: { interests : [ "skydiving" , "skiing" ] } } );</text:span></text:p>
      <text:p text:style-name="P2"><text:span text:style-name="T10">{ _id : "Mike", interests : [ "botany","skydiving","skydiving" , "skiing" ] }<text:line-break/><text:line-break/></text:span></text:p>
      <text:h text:style-name="P8" text:outline-level="2"><text:span text:style-name="T7">Multi-update</text:span></text:h>
      <text:p text:style-name="P2"><text:span text:style-name="T2">Recall the schema of the </text:span><text:span text:style-name="T3">scores</text:span><text:span text:style-name="T2"> collection:</text:span></text:p>
      <text:p text:style-name="P5"><text:span text:style-name="T11">{</text:span></text:p>
      <text:p text:style-name="P5"><text:span text:style-name="T11"><text:s/>"_id" : ObjectId("50844162cb4cf4564b4694f8"),</text:span></text:p>
      <text:p text:style-name="P5"><text:span text:style-name="T11"><text:s/>"student" : 0,</text:span></text:p>
      <text:p text:style-name="P5"><text:span text:style-name="T11"><text:s/>"type" : "exam",</text:span></text:p>
      <text:p text:style-name="P5"><text:span text:style-name="T11"><text:s/>"score" : 75</text:span></text:p>
      <text:p text:style-name="P5"><text:span text:style-name="T11">}</text:span></text:p>
      <text:p text:style-name="P2"><text:span text:style-name="T2">How would you give every record whose score was less than 70 an extra 20 points?</text:span></text:p>
      <text:p text:style-name="P2"><text:span text:style-name="T5">db.scores.update({score: {$lt: 70}}, {$inc: {score: 20}}, {multi: true})<text:line-break/><text:line-break/></text:span></text:p>
      <text:h text:style-name="P8" text:outline-level="2"><text:span text:style-name="T7">Removing data</text:span></text:h>
      <text:p text:style-name="P2"><text:soft-page-break/><text:span text:style-name="T2">Recall the schema of the </text:span><text:span text:style-name="T3">scores</text:span><text:span text:style-name="T2"> collection:</text:span></text:p>
      <text:p text:style-name="P5"><text:span text:style-name="T11">{</text:span></text:p>
      <text:p text:style-name="P5"><text:span text:style-name="T11"><text:s/>"_id" : ObjectId("50844162cb4cf4564b4694f8"),</text:span></text:p>
      <text:p text:style-name="P5"><text:span text:style-name="T11"><text:s/>"student" : 0,</text:span></text:p>
      <text:p text:style-name="P5"><text:span text:style-name="T11"><text:s/>"type" : "exam",</text:span></text:p>
      <text:p text:style-name="P5"><text:span text:style-name="T11"><text:s/>"score" : 75</text:span></text:p>
      <text:p text:style-name="P5"><text:span text:style-name="T11">}</text:span></text:p>
      <text:p text:style-name="P2"><text:span text:style-name="T2">How would you delete every record whose score was less than 60?</text:span></text:p>
      <text:p text:style-name="P2"><text:span text:style-name="T5">db.scores.remove({score: {$lt:60}})<text:line-break/><text:line-break/></text:span></text:p>
      <text:h text:style-name="P8" text:outline-level="2"><text:span text:style-name="T7">Java driver: representing documents</text:span></text:h>
      <text:p text:style-name="P2"><text:span text:style-name="T2">How would you create a document using the Java driver with this JSON structure:</text:span></text:p>
      <text:p text:style-name="P5"><text:span text:style-name="T11">{</text:span></text:p>
      <text:p text:style-name="P5"><text:span text:style-name="T11"><text:s text:c="3"/>"_id" : "user1",</text:span></text:p>
      <text:p text:style-name="P5"><text:span text:style-name="T11"><text:s text:c="3"/>"interests" : [ "basketball", "drumming"]</text:span></text:p>
      <text:p text:style-name="P5"><text:span text:style-name="T11">}</text:span></text:p>
      <text:p text:style-name="P2"><text:span text:style-name="T10">new BasicDBObject("_id", "user1").append("interests", Arrays.asList("basketball", "drumming"));<text:line-break/><text:line-break/></text:span></text:p>
      <text:h text:style-name="P8" text:outline-level="2"><text:span text:style-name="T7">Java driver: insert</text:span></text:h>
      <text:p text:style-name="P2"><text:span text:style-name="T2">Do you expect the second insert below to succeed?</text:span></text:p>
      <text:p text:style-name="P5"><text:span text:style-name="T11"><text:s text:c="8"/>MongoClient client = new MongoClient();</text:span></text:p>
      <text:p text:style-name="P5"><text:span text:style-name="T11"><text:s text:c="8"/>DB db = client.getDB("school");</text:span></text:p>
      <text:p text:style-name="P5"><text:span text:style-name="T11"><text:s text:c="8"/>DBCollection people = db.getCollection("people");</text:span></text:p>
      <text:p text:style-name="P6"/>
      <text:p text:style-name="P5"><text:span text:style-name="T11"><text:s text:c="8"/>DBObject doc = new BasicDBObject("name", "Andrew Erlichson")</text:span></text:p>
      <text:p text:style-name="P5"><text:span text:style-name="T11"><text:s text:c="16"/>.append("company", "10gen");</text:span></text:p>
      <text:p text:style-name="P6"/>
      <text:p text:style-name="P5"><text:span text:style-name="T11"><text:s text:c="8"/>try {</text:span></text:p>
      <text:p text:style-name="P5"><text:span text:style-name="T11"><text:s text:c="12"/>people.insert(doc); <text:s text:c="5"/>// first insert</text:span></text:p>
      <text:p text:style-name="P5"><text:span text:style-name="T11"><text:s text:c="12"/>doc.removeField("_id"); <text:s/>// remove the "_id" field</text:span></text:p>
      <text:p text:style-name="P5"><text:span text:style-name="T11"><text:s text:c="12"/>people.insert(doc); <text:s text:c="5"/>// second insert</text:span></text:p>
      <text:p text:style-name="P5"><text:span text:style-name="T11"><text:s text:c="8"/>} catch (Exception e) {</text:span></text:p>
      <text:p text:style-name="P5"><text:span text:style-name="T11"><text:s text:c="12"/>e.printStackTrace();</text:span></text:p>
      <text:p text:style-name="P5"><text:span text:style-name="T11"><text:s text:c="8"/>}</text:span></text:p>
      <text:p text:style-name="P2"><text:span text:style-name="T10">Yes, because the removeField call will remove the _id key added by the driver in the first insert<text:line-break/><text:line-break/></text:span></text:p>
      <text:h text:style-name="P8" text:outline-level="2"><text:span text:style-name="T7">Java driver: find, findOne, count</text:span></text:h>
      <text:p text:style-name="P2"><text:span text:style-name="T2">In the following code snippet:</text:span></text:p>
      <text:p text:style-name="P5"><text:span text:style-name="T11"><text:s text:c="8"/>MongoClient client = new MongoClient();</text:span></text:p>
      <text:p text:style-name="P5"><text:span text:style-name="T11"><text:s text:c="8"/>DB db = client.getDB("school");</text:span></text:p>
      <text:p text:style-name="P5"><text:soft-page-break/><text:span text:style-name="T11"><text:s text:c="8"/>DBCollection people = db.getCollection("people");</text:span></text:p>
      <text:p text:style-name="P5"><text:span text:style-name="T11"><text:s text:c="8"/>DBObject doc;</text:span></text:p>
      <text:p text:style-name="P5"><text:span text:style-name="T11"><text:s text:c="8"/>xxxx</text:span></text:p>
      <text:p text:style-name="P5"><text:span text:style-name="T11"><text:s text:c="8"/>System.out.println(doc);</text:span></text:p>
      <text:p text:style-name="P2"><text:span text:style-name="T2">Please enter the simplest one line of Java code that would be needed in place of xxxx to make it print one document from the people collection.</text:span></text:p>
      <text:p text:style-name="P2"><text:span text:style-name="T5">doc = people.findOne();<text:line-break/><text:line-break/></text:span></text:p>
      <text:h text:style-name="P8" text:outline-level="2"><text:span text:style-name="T7">Java driver: query criteria</text:span></text:h>
      <text:p text:style-name="P2"><text:span text:style-name="T2">Given a collection of documents with two fields -- type and score -- what is the correct line of code to find all documents where type is "quiz" and score is greater than 20 and less than 90. Select all that apply.</text:span></text:p>
      <text:p text:style-name="P2"><text:span text:style-name="T9">scores.find(new BasicDBObject("type", "quiz").append("score", new BasicDBObject("$gt", 20).append("$lt", 90)))scores.find(QueryBuilder.start("type").is("quiz").and("score").greaterThan(20).lessThan(90).get())<text:line-break/><text:line-break/></text:span></text:p>
      <text:h text:style-name="P8" text:outline-level="2"><text:span text:style-name="T8">Java driver: field selection</text:span></text:h>
      <text:p text:style-name="P2"><text:span text:style-name="T2">Given a variable named "students" of type DBCollection, which of the following lines of code could be used to find all documents in the collection, retrieving only the "phoneNumber" field.</text:span></text:p>
      <text:p text:style-name="P2"><text:span text:style-name="T9">students.find(new BasicDBObject(), new BasicDBObject("phoneNumber", 1).append("_id", 0))<text:line-break/><text:line-break/></text:span></text:p>
      <text:h text:style-name="P8" text:outline-level="2"><text:span text:style-name="T8">Java driver: dot notation</text:span></text:h>
      <text:p text:style-name="P2"><text:span text:style-name="T2">In the following code snippet, what do you think will happen if there exists in the collection a document that matches the query but does not have a key called "media.url"?</text:span></text:p>
      <text:p text:style-name="P5"><text:span text:style-name="T11">DBObject findOneUrlByMediaType(DBCollection videos, String mediaType) {</text:span></text:p>
      <text:p text:style-name="P5"><text:span text:style-name="T11"><text:s text:c="4"/>DBObject query = new BasicDBObject("media.type", mediaType);</text:span></text:p>
      <text:p text:style-name="P5"><text:span text:style-name="T11"><text:s text:c="4"/>DBObject projection = new BasicDBObject("media.url", true);</text:span></text:p>
      <text:p text:style-name="P5"><text:span text:style-name="T11"><text:s text:c="3"/></text:span></text:p>
      <text:p text:style-name="P5"><text:span text:style-name="T11"><text:s text:c="4"/>return videos.findOne(query, projection); <text:s text:c="2"/></text:span></text:p>
      <text:p text:style-name="P5"><text:span text:style-name="T11">} <text:s/></text:span></text:p>
      <text:p text:style-name="P2"><text:span text:style-name="T9">It will return a document containing a single field containing the document's _id</text:span><text:span text:style-name="T2"><text:line-break/></text:span><text:span text:style-name="T9"><text:line-break/></text:span></text:p>
      <text:h text:style-name="P8" text:outline-level="2"><text:span text:style-name="T8">Java driver: sort, skip and limit</text:span></text:h>
      <text:p text:style-name="P2"><text:span text:style-name="T2">Supposed you had the following documents in a collection named things.</text:span></text:p>
      <text:p text:style-name="P5"><text:span text:style-name="T11">{ "_id" : 0, "value" : 10 }</text:span></text:p>
      <text:p text:style-name="P5"><text:span text:style-name="T11">{ "_id" : 1, "value" : 5 }</text:span></text:p>
      <text:p text:style-name="P5"><text:soft-page-break/><text:span text:style-name="T11">{ "_id" : 2, "value" : 7 }</text:span></text:p>
      <text:p text:style-name="P5"><text:span text:style-name="T11">{ "_id" : 3, "value" : 20 }</text:span></text:p>
      <text:p text:style-name="P2"><text:span text:style-name="T2">If you performed the following query in the Java driver:</text:span></text:p>
      <text:p text:style-name="P5"><text:span text:style-name="T11">collection.find().sort(new BasicDBObject("value", -1)).skip(2).limit(1);</text:span></text:p>
      <text:p text:style-name="P2"><text:span text:style-name="T2">which document would be returned?</text:span><text:span text:style-name="T10">The document with _id=2<text:line-break/><text:line-break/></text:span></text:p>
      <text:h text:style-name="P8" text:outline-level="2"><text:span text:style-name="T7">Java driver: update and remove</text:span></text:h>
      <text:p text:style-name="P2"><text:span text:style-name="T2">In the following code fragment, what is the Java expression in place of xxxx that will set the field "examiner" to the value "Jones" for the document with _id of 1. Please use the $set operator.</text:span></text:p>
      <text:p text:style-name="P5"><text:span text:style-name="T11"><text:s text:c="8"/># update using $set</text:span></text:p>
      <text:p text:style-name="P5"><text:span text:style-name="T11"><text:s text:c="8"/>scores.update(new BasicDBObject("_id", 1), xxxx);</text:span></text:p>
      <text:p text:style-name="P2"><text:span text:style-name="T10">new BasicDBObject($set, new BasicDBObject("examiner","Jones"))</text:span><text:span text:style-name="T2"><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default-outline-level="3" style:list-style-name="" style:class="text"/>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varro</meta:initial-creator>
    <dc:creator>janavarro</dc:creator>
    <meta:editing-cycles>4</meta:editing-cycles>
    <meta:creation-date>2014-03-01T18:56:00</meta:creation-date>
    <dc:date>2014-03-03T15:11:00</dc:date>
    <meta:editing-duration>PT2S</meta:editing-duration>
    <meta:generator>LibreOffice/4.2.1.1$Windows_x86 LibreOffice_project/d7dbbd7842e6a58b0f521599204e827654e1fb8b</meta:generator>
    <meta:document-statistic meta:table-count="0" meta:image-count="0" meta:object-count="0" meta:page-count="7" meta:paragraph-count="171" meta:word-count="1391" meta:character-count="9184" meta:non-whitespace-character-count="7652"/>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